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45cm"/>
    </style:style>
    <style:style style:name="co2" style:family="table-column">
      <style:table-column-properties fo:break-before="auto" style:column-width="2.521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2.409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dex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Workload (docs)</text:p>
          </table:table-cell>
          <table:table-cell office:value-type="string">
            <text:p>Indexing Time(sec)</text:p>
          </table:table-cell>
          <table:table-cell office:value-type="string">
            <text:p>Index Size (MB)</text:p>
          </table:table-cell>
          <table:table-cell office:value-type="string">
            <text:p>Add Index (sec)</text:p>
          </table:table-cell>
          <table:table-cell office:value-type="string">
            <text:p>Update Index (sec)</text:p>
          </table:table-cell>
          <table:table-cell office:value-type="string">
            <text:p>Delete (sec)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number-columns-repeated="5"/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number-columns-repeated="5"/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number-columns-repeated="5"/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number-columns-repeated="5"/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number-columns-repeated="5"/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number-columns-repeated="5"/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number-columns-repeated="5"/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number-columns-repeated="5"/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number-columns-repeated="5"/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number-columns-repeated="5"/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number-columns-repeated="5"/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number-columns-repeated="5"/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number-columns-repeated="5"/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number-columns-repeated="5"/>
        </table:table-row>
      </table:table>
      <table:table table:name="Search&amp; Browse" table:style-name="ta1">
        <table:table-column table:style-name="co6" table:default-cell-style-name="Default"/>
        <table:table-row table:style-name="ro1">
          <table:table-cell/>
        </table:table-row>
      </table:table>
      <table:table table:name="Ingestion" table:style-name="ta1">
        <table:table-column table:style-name="co6" table:default-cell-style-name="Default"/>
        <table:table-row table:style-name="ro1">
          <table:table-cell/>
        </table:table-row>
      </table:table>
      <table:table table:name="OAI-PMH Data Provider" table:style-name="ta1">
        <table:table-column table:style-name="co6" table:default-cell-style-name="Default"/>
        <table:table-row table:style-name="ro2">
          <table:table-cell/>
        </table:table-row>
      </table:table>
      <table:table table:name="RSS Feed Generator" table:style-name="ta1">
        <table:table-column table:style-name="co6" table:default-cell-style-name="Default"/>
        <table:table-row table:style-name="ro2">
          <table:table-cell/>
        </table:table-row>
      </table:table>
      <table:table table:name="DSpace Comparison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2-12-08T10:07:32</meta:creation-date>
    <meta:generator>LibreOffice/3.5$Linux_x86 LibreOffice_project/350m1$Build-2</meta:generator>
    <dc:date>2012-12-08T12:31:36</dc:date>
    <dc:creator>Phiri </dc:creator>
    <meta:editing-duration>PT2H4M33S</meta:editing-duration>
    <meta:editing-cycles>25</meta:editing-cycles>
    <meta:document-statistic meta:table-count="6" meta:cell-count="36" meta:object-count="0"/>
  </office:meta>
</office:document-meta>
</file>